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fda7" officeooo:paragraph-rsid="001bfda7"/>
    </style:style>
    <style:style style:name="P2" style:family="paragraph" style:parent-style-name="Standard">
      <style:text-properties officeooo:rsid="001defeb" officeooo:paragraph-rsid="001defeb"/>
    </style:style>
    <style:style style:name="P3" style:family="paragraph" style:parent-style-name="Standard">
      <style:text-properties officeooo:rsid="001defeb" officeooo:paragraph-rsid="001defeb"/>
    </style:style>
    <style:style style:name="P4" style:family="paragraph" style:parent-style-name="Standard">
      <style:text-properties officeooo:rsid="001feb64" officeooo:paragraph-rsid="001feb64"/>
    </style:style>
    <style:style style:name="T1" style:family="text">
      <style:text-properties officeooo:rsid="001fe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it work ?</text:p>
      <text:p text:style-name="P1"/>
      <text:p text:style-name="P1">Security issues (race) ?</text:p>
      <text:p text:style-name="P2">Can be decoded, hacked. It is always possible to cheat.</text:p>
      <text:p text:style-name="P2"/>
      <text:p text:style-name="P1">Safety issues ?</text:p>
      <text:p text:style-name="P2">Verification by another volunteer</text:p>
      <text:p text:style-name="P2"/>
      <text:p text:style-name="P1">Accuracy.</text:p>
      <text:p text:style-name="P2">15 seconds update</text:p>
      <text:p text:style-name="P2">Crashing</text:p>
      <text:p text:style-name="P2"/>
      <text:p text:style-name="P4">Using it</text:p>
      <text:p text:style-name="P4">Installing Python3</text:p>
      <text:p text:style-name="P4">Command window.</text:p>
      <text:p text:style-name="P2"><text:span text:style-name="T1">Get an ID </text:span>https://vau.aero/fsmap/?os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09:35:34.840147093</meta:creation-date>
    <dc:date>2021-09-30T11:23:23.888491373</dc:date>
    <meta:editing-duration>PT1M25S</meta:editing-duration>
    <meta:editing-cycles>3</meta:editing-cycles>
    <meta:generator>LibreOffice/7.2.1.2$Linux_X86_64 LibreOffice_project/20$Build-2</meta:generator>
    <meta:document-statistic meta:table-count="0" meta:image-count="0" meta:object-count="0" meta:page-count="1" meta:paragraph-count="12" meta:word-count="41" meta:character-count="257" meta:non-whitespace-character-count="228"/>
  </office:meta>
</office:document-meta>
</file>